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6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3.95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wa-gasal2_srr250_utilization_12threads_1stream.cleaned" table:style-name="ta1">
        <table:shapes>
          <draw:frame draw:z-index="0" draw:style-name="gr1" draw:text-style-name="P1" svg:width="217.29mm" svg:height="93.47mm" svg:x="89.37mm" svg:y="1mm">
            <draw:object draw:notify-on-update-of-ranges="'bwa-gasal2_srr250_utilization_12threads_1stream.cleaned'.M1:'bwa-gasal2_srr250_utilization_12threads_1stream.cleaned'.M1 'bwa-gasal2_srr250_utilization_12threads_1stream.cleaned'.M2:'bwa-gasal2_srr250_utilization_12threads_1stream.cleaned'.M14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7.24mm" svg:height="97.98mm" svg:x="89.54mm" svg:y="87.52mm">
            <draw:object draw:notify-on-update-of-ranges="'bwa-gasal2_srr250_utilization_12threads_1stream.cleaned'.N1:'bwa-gasal2_srr250_utilization_12threads_1stream.cleaned'.N1 'bwa-gasal2_srr250_utilization_12threads_1stream.cleaned'.N2:'bwa-gasal2_srr250_utilization_12threads_1stream.cleaned'.N12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2"/>
          <table:table-cell table:number-columns-repeated="2" office:value-type="string" calcext:value-type="string">
            <text:p>SM utilisation (%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wa-gasal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-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15:01:43.802000000</dc:date>
    <meta:editing-duration>PT6M20S</meta:editing-duration>
    <meta:editing-cycles>2</meta:editing-cycles>
    <meta:generator>LibreOffice/6.2.4.2$Windows_X86_64 LibreOffice_project/2412653d852ce75f65fbfa83fb7e7b669a126d64</meta:generator>
    <meta:document-statistic meta:table-count="1" meta:cell-count="160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6cm" svg:stroke-color="#ff4600" draw:fill-color="#ff46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3cm" svg:height="9.348cm" xlink:href=".." xlink:type="simple" chart:class="chart:line" chart:style-name="ch1">
        <chart:title svg:x="3.065cm" svg:y="0.322cm" chart:style-name="ch2">
          <text:p>Streaming Multiprocessors utilisation, data set SRR250, 12 threads, 1 stream</text:p>
        </chart:title>
        <chart:legend chart:legend-position="bottom" svg:x="8.922cm" svg:y="8.757cm" style:legend-expansion="wide" chart:style-name="ch3"/>
        <chart:plot-area chart:style-name="ch4" table:cell-range-address="'bwa-gasal2_srr250_utilization_12threads_1stream.cleaned'.M1:'bwa-gasal2_srr250_utilization_12threads_1stream.cleaned'.M1476" chart:data-source-has-labels="row" svg:x="1.428cm" svg:y="1.313cm" svg:width="19.868cm" svg:height="6.11cm">
          <chartooo:coordinate-region svg:x="2.261cm" svg:y="1.313cm" svg:width="19.035cm" svg:height="4.84cm"/>
          <chart:axis chart:dimension="x" chart:name="primary-x" chart:style-name="ch5">
            <chart:title svg:x="10.776cm" svg:y="7.61cm" chart:style-name="ch6">
              <text:p>time (s)</text:p>
            </chart:title>
          </chart:axis>
          <chart:axis chart:dimension="y" chart:name="primary-y" chart:style-name="ch7">
            <chart:title svg:x="0.451cm" svg:y="5.66cm" chart:style-name="ch8">
              <text:p>SM utilisation (%)</text:p>
            </chart:title>
            <chart:grid chart:style-name="ch9" chart:class="major"/>
          </chart:axis>
          <chart:series chart:style-name="ch10" chart:values-cell-range-address="'bwa-gasal2_srr250_utilization_12threads_1stream.cleaned'.M2:'bwa-gasal2_srr250_utilization_12threads_1stream.cleaned'.M1476" chart:label-cell-address="'bwa-gasal2_srr250_utilization_12threads_1stream.cleaned'.M1:'bwa-gasal2_srr250_utilization_12threads_1stream.cleaned'.M1" chart:class="chart:line">
            <chart:data-point chart:repeated="14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 utilisation (%)</text:p>
                <draw:g>
                  <svg:desc>'bwa-gasal2_srr250_utilization_12threads_1stream.cleaned'.M1:'bwa-gasal2_srr250_utilization_12threads_1stream.cleaned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wa-gasal2_srr250_utilization_12threads_1stream.cleaned'.M2:'bwa-gasal2_srr250_utilization_12threads_1stream.cleaned'.M14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25cm" svg:height="9.799cm" xlink:href=".." xlink:type="simple" chart:class="chart:line" chart:style-name="ch1">
        <chart:title svg:x="2.947cm" svg:y="0.331cm" chart:style-name="ch2">
          <text:p>Streaming Multiprocessors utilisation, data set SRR250, 12 threads, 2 streams</text:p>
        </chart:title>
        <chart:legend chart:legend-position="bottom" svg:x="8.919cm" svg:y="9.208cm" style:legend-expansion="wide" chart:style-name="ch3"/>
        <chart:plot-area chart:style-name="ch4" table:cell-range-address="'bwa-gasal2_srr250_utilization_12threads_1stream.cleaned'.N1:'bwa-gasal2_srr250_utilization_12threads_1stream.cleaned'.N1276" chart:data-source-has-labels="row" svg:x="1.428cm" svg:y="1.331cm" svg:width="19.863cm" svg:height="6.534cm">
          <chartooo:coordinate-region svg:x="2.261cm" svg:y="1.331cm" svg:width="19.03cm" svg:height="5.265cm"/>
          <chart:axis chart:dimension="x" chart:name="primary-x" chart:style-name="ch5">
            <chart:title svg:x="10.773cm" svg:y="8.061cm" chart:style-name="ch6">
              <text:p>time (s)</text:p>
            </chart:title>
          </chart:axis>
          <chart:axis chart:dimension="y" chart:name="primary-y" chart:style-name="ch7">
            <chart:title svg:x="0.451cm" svg:y="5.89cm" chart:style-name="ch8">
              <text:p>SM utilisation (%)</text:p>
            </chart:title>
            <chart:grid chart:style-name="ch9" chart:class="major"/>
          </chart:axis>
          <chart:series chart:style-name="ch10" chart:values-cell-range-address="'bwa-gasal2_srr250_utilization_12threads_1stream.cleaned'.N2:'bwa-gasal2_srr250_utilization_12threads_1stream.cleaned'.N1276" chart:label-cell-address="'bwa-gasal2_srr250_utilization_12threads_1stream.cleaned'.N1:'bwa-gasal2_srr250_utilization_12threads_1stream.cleaned'.N1" chart:class="chart:line">
            <chart:data-point chart:repeated="12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 utilisation (%)</text:p>
                <draw:g>
                  <svg:desc>'bwa-gasal2_srr250_utilization_12threads_1stream.cleaned'.N1:'bwa-gasal2_srr250_utilization_12threads_1stream.cleaned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wa-gasal2_srr250_utilization_12threads_1stream.cleaned'.N2:'bwa-gasal2_srr250_utilization_12threads_1stream.cleaned'.N1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